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9" calcext:value-type="float">
            <text:p>2519</text:p>
          </table:table-cell>
          <table:table-cell table:style-name="Default" table:formula="of:=([.A1] - [.A$1])/[.$E$1]" office:value-type="float" office:value="0" calcext:value-type="float">
            <text:p>0</text:p>
          </table:table-cell>
          <table:table-cell table:style-name="Default" table:formula="of:=([.B1] - [.B$1])/[.$E$1]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796" calcext:value-type="float">
            <text:p>1796</text:p>
          </table:table-cell>
          <table:table-cell table:formula="of:=([.A2] - [.A$1])/[.$E$1]" office:value-type="float" office:value="8.04666666666667" calcext:value-type="float">
            <text:p>8</text:p>
          </table:table-cell>
          <table:table-cell table:formula="of:=([.B2] - [.B$1])/[.$E$1]" office:value-type="float" office:value="-4.82" calcext:value-type="float">
            <text:p>-5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641" calcext:value-type="float">
            <text:p>1641</text:p>
          </table:table-cell>
          <table:table-cell table:formula="of:=([.A3] - [.A$1])/[.$E$1]" office:value-type="float" office:value="10.4466666666667" calcext:value-type="float">
            <text:p>10</text:p>
          </table:table-cell>
          <table:table-cell table:formula="of:=([.B3] - [.B$1])/[.$E$1]" office:value-type="float" office:value="-5.85333333333333" calcext:value-type="float">
            <text:p>-6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056" calcext:value-type="float">
            <text:p>1056</text:p>
          </table:table-cell>
          <table:table-cell table:formula="of:=([.A4] - [.A$1])/[.$E$1]" office:value-type="float" office:value="7.51333333333333" calcext:value-type="float">
            <text:p>8</text:p>
          </table:table-cell>
          <table:table-cell table:formula="of:=([.B4] - [.B$1])/[.$E$1]" office:value-type="float" office:value="-9.75333333333333" calcext:value-type="float">
            <text:p>-10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078" calcext:value-type="float">
            <text:p>1078</text:p>
          </table:table-cell>
          <table:table-cell table:formula="of:=([.A5] - [.A$1])/[.$E$1]" office:value-type="float" office:value="9.68666666666667" calcext:value-type="float">
            <text:p>10</text:p>
          </table:table-cell>
          <table:table-cell table:formula="of:=([.B5] - [.B$1])/[.$E$1]" office:value-type="float" office:value="-9.60666666666667" calcext:value-type="float">
            <text:p>-10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36" calcext:value-type="float">
            <text:p>736</text:p>
          </table:table-cell>
          <table:table-cell table:formula="of:=([.A6] - [.A$1])/[.$E$1]" office:value-type="float" office:value="6.03333333333333" calcext:value-type="float">
            <text:p>6</text:p>
          </table:table-cell>
          <table:table-cell table:formula="of:=([.B6] - [.B$1])/[.$E$1]" office:value-type="float" office:value="-11.8866666666667" calcext:value-type="float">
            <text:p>-12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86" calcext:value-type="float">
            <text:p>486</text:p>
          </table:table-cell>
          <table:table-cell table:formula="of:=([.A7] - [.A$1])/[.$E$1]" office:value-type="float" office:value="4.72" calcext:value-type="float">
            <text:p>5</text:p>
          </table:table-cell>
          <table:table-cell table:formula="of:=([.B7] - [.B$1])/[.$E$1]" office:value-type="float" office:value="-13.5533333333333" calcext:value-type="float">
            <text:p>-14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table:formula="of:=([.A8] - [.A$1])/[.$E$1]" office:value-type="float" office:value="4.69333333333333" calcext:value-type="float">
            <text:p>5</text:p>
          </table:table-cell>
          <table:table-cell table:formula="of:=([.B8] - [.B$1])/[.$E$1]" office:value-type="float" office:value="-16.7933333333333" calcext:value-type="float">
            <text:p>-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us Taggart</meta:initial-creator>
    <meta:creation-date>2015-10-01T12:41:16.158352857</meta:creation-date>
    <dc:date>2015-10-01T14:40:49.103084901</dc:date>
    <dc:creator>Angus Taggart</dc:creator>
    <meta:editing-duration>PT1H29M12S</meta:editing-duration>
    <meta:editing-cycles>1</meta:editing-cycles>
    <meta:document-statistic meta:table-count="1" meta:cell-count="33" meta:object-count="0"/>
    <meta:generator>LibreOffice/5.0.1.2.0$Linux_X86_64 LibreOffice_project/00m0$Build-2</meta:generator>
  </office:meta>
</office:document-meta>
</file>